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0ffc3"/>
    </style:style>
    <style:style style:name="P3" style:family="paragraph" style:parent-style-name="Standard" style:list-style-name="L1">
      <style:text-properties fo:language="en" fo:country="US" officeooo:rsid="000eeb09" officeooo:paragraph-rsid="0010ffc3"/>
    </style:style>
    <style:style style:name="P4" style:family="paragraph" style:parent-style-name="Standard">
      <style:text-properties officeooo:paragraph-rsid="0010ffc3"/>
    </style:style>
    <style:style style:name="P5" style:family="paragraph" style:parent-style-name="Standard" style:list-style-name="L1">
      <style:text-properties officeooo:rsid="0010ffc3" officeooo:paragraph-rsid="0010ffc3"/>
    </style:style>
    <style:style style:name="T1" style:family="text">
      <style:text-properties officeooo:rsid="000fdc7c"/>
    </style:style>
    <style:style style:name="T2" style:family="text">
      <style:text-properties officeooo:rsid="0010ffc3"/>
    </style:style>
    <style:style style:name="T3" style:family="text">
      <style:text-properties fo:language="en" fo:country="US" officeooo:rsid="000fdc7c"/>
    </style:style>
    <style:style style:name="T4" style:family="text">
      <style:text-properties fo:language="en" fo:country="US" officeooo:rsid="000eeb09"/>
    </style:style>
    <style:style style:name="T5" style:family="text">
      <style:text-properties fo:language="en" fo:country="US" officeooo:rsid="0010ffc3"/>
    </style:style>
    <style:style style:name="T6" style:family="text">
      <style:text-properties fo:language="en" fo:country="US" officeooo:rsid="0013c6b0"/>
    </style:style>
    <style:style style:name="T7" style:family="text">
      <style:text-properties officeooo:rsid="0012fd92"/>
    </style:style>
    <style:style style:name="T8" style:family="text">
      <style:text-properties officeooo:rsid="0013c6b0"/>
    </style:style>
    <style:style style:name="T9" style:family="text">
      <style:text-properties officeooo:rsid="001554d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ORMAT of test files for functions/methods related to U_IR</text:h>
      <text:p text:style-name="Standard">Each file contains a sequence of lines to <text:span text:style-name="T2">act on</text:span> a vector <text:span text:style-name="T1">VUI</text:span> of U_IR<text:span text:style-name="T1"> (unions of intervals)</text:span>.<text:span text:style-name="T1"> </text:span>We give the syntax of allowed lines (and their semantics after //),<text:span text:style-name="T2"> where x</text:span> and y denote element<text:span text:style-name="T2">s</text:span> of type R:</text:p>
      <text:list xml:id="list7021677602649434738" text:style-name="L1">
        <text:list-item>
          <text:p text:style-name="P1">e<text:tab/>//append to VUI the empty union of intervals U_IR()</text:p>
        </text:list-item>
        <text:list-item>
          <text:p text:style-name="P1">a x y<text:tab/>//add to VUI[last] the interval IR(x,y), error if VUI.size&lt;1</text:p>
        </text:list-item>
        <text:list-item>
          <text:p text:style-name="P1">c x y<text:span text:style-name="T1"><text:tab/></text:span>//check if interval IR(x,y) is covered by VUI[last], error if VUI.size&lt;1</text:p>
        </text:list-item>
        <text:list-item>
          <text:p text:style-name="P1">p<text:tab/>//print VUI[last], error if VUI.size&lt;1</text:p>
        </text:list-item>
        <text:list-item>
          <text:p text:style-name="P1">P<text:tab/>//print <text:span text:style-name="T1">the entire VUI</text:span></text:p>
        </text:list-item>
        <text:list-item>
          <text:p text:style-name="P1">+<text:tab/>//append to VUI the union of VUI[last-1] and VUI[last], error if VUI.size&lt;2</text:p>
        </text:list-item>
        <text:list-item>
          <text:p text:style-name="P1">&lt;<text:tab/>//check if VUI[last-1] is included in VUI[last], error if VUI.size&lt;2</text:p>
        </text:list-item>
      </text:list>
      <text:h text:style-name="Heading_20_2" text:outline-level="2">FORMAT of test files for functions/methods related to DAG</text:h>
      <text:p text:style-name="P4">Each file contains a sequence of lines to <text:span text:style-name="T2">act on</text:span> <text:span text:style-name="T2">a</text:span> vector <text:span text:style-name="T1">VUB</text:span> of <text:span text:style-name="T2">N (unions of boxes) and a DAG D</text:span>.<text:span text:style-name="T1"> </text:span>We give the syntax of allowed lines (and their semantics after //),<text:span text:style-name="T2"> </text:span><text:span text:style-name="T3">where </text:span><text:span text:style-name="T5">d denotes an element of type N (the dimension of boxes), and xy</text:span><text:span text:style-name="T4"> </text:span><text:span text:style-name="T5">denotes a sequence of 2*d elements of type R representing a box of dimension d, e.g. "x0 y0 x1 y1" represents the box [x0,y0]x[x1,y1]</text:span><text:span text:style-name="T6">:</text:span></text:p>
      <text:list xml:id="list112334789576658" text:continue-numbering="true" text:style-name="L1">
        <text:list-item>
          <text:p text:style-name="P5">D d<text:tab/>//creates the DAG <text:span text:style-name="T7">D</text:span>(d), error if this is not the first line in the file</text:p>
        </text:list-item>
        <text:list-item>
          <text:p text:style-name="P2">e<text:tab/>//append to VU<text:span text:style-name="T7">B</text:span> the empty union of <text:span text:style-name="T7">boxes</text:span> <text:span text:style-name="T7">D.empty()</text:span></text:p>
        </text:list-item>
        <text:list-item>
          <text:p text:style-name="P2">a xy<text:tab/>//add <text:span text:style-name="T9">using make) </text:span>to VU<text:span text:style-name="T8">B</text:span>[last] the <text:span text:style-name="T8">box represented by xy</text:span>, error if VU<text:span text:style-name="T8">B</text:span>.size&lt;1</text:p>
        </text:list-item>
        <text:list-item>
          <text:p text:style-name="P2">c xy<text:span text:style-name="T1"><text:tab/></text:span>//check if <text:span text:style-name="T8">the box</text:span> <text:span text:style-name="T8">represented by xy</text:span> is covered by VU<text:span text:style-name="T8">B</text:span>[last], error if VUB.size&lt;1</text:p>
        </text:list-item>
        <text:list-item>
          <text:p text:style-name="P2">P<text:tab/>//print <text:span text:style-name="T1">the entire DAG D</text:span></text:p>
        </text:list-item>
        <text:list-item>
          <text:p text:style-name="P2">+<text:tab/>//append to VUB the union of VUB[last-1] and VUB[last], error if VUB.size&lt;2</text:p>
        </text:list-item>
        <text:list-item>
          <text:p text:style-name="P3">&lt;<text:tab/>//check <text:span text:style-name="T9">(using cmp) </text:span>if VUB[last-1] is included in VUB[last], error if VUB.size&lt;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1:22:55.758378415</dc:date>
    <dc:creator>Eugenio Moggi</dc:creator>
    <meta:editing-duration>PT23M25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1" meta:paragraph-count="18" meta:word-count="304" meta:character-count="1588" meta:non-whitespace-character-count="1316"/>
  </office:meta>
</office:document-meta>
</file>